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9488" officeooo:paragraph-rsid="000e9488"/>
    </style:style>
    <style:style style:name="P2" style:family="paragraph" style:parent-style-name="Standard">
      <style:text-properties officeooo:rsid="000eb34f" officeooo:paragraph-rsid="000eb34f"/>
    </style:style>
    <style:style style:name="P3" style:family="paragraph" style:parent-style-name="Standard">
      <style:text-properties fo:font-weight="bold" officeooo:rsid="0010c970" officeooo:paragraph-rsid="0010c970" style:font-weight-asian="bold" style:font-weight-complex="bold"/>
    </style:style>
    <style:style style:name="P4" style:family="paragraph" style:parent-style-name="Standard">
      <style:text-properties fo:font-weight="bold" officeooo:rsid="00122702" officeooo:paragraph-rsid="00122702" style:font-weight-asian="bold" style:font-weight-complex="bold"/>
    </style:style>
    <style:style style:name="P5" style:family="paragraph" style:parent-style-name="Standard">
      <style:text-properties fo:font-weight="normal" officeooo:rsid="0010c970" officeooo:paragraph-rsid="0010c970" style:font-weight-asian="normal" style:font-weight-complex="normal"/>
    </style:style>
    <style:style style:name="P6" style:family="paragraph" style:parent-style-name="Standard">
      <style:text-properties officeooo:rsid="00151c7e" officeooo:paragraph-rsid="00151c7e"/>
    </style:style>
    <style:style style:name="P7" style:family="paragraph" style:parent-style-name="Text_20_body">
      <style:text-properties fo:font-variant="normal" fo:text-transform="none" fo:color="#24292e" style:font-name="apple-system" fo:font-size="12pt" fo:letter-spacing="normal" fo:font-style="normal" fo:font-weight="normal" officeooo:paragraph-rsid="0010c970"/>
    </style:style>
    <style:style style:name="P8" style:family="paragraph" style:parent-style-name="Text_20_body">
      <style:text-properties fo:font-variant="normal" fo:text-transform="none" fo:color="#0066b3" style:font-name="apple-system" fo:font-size="12pt" fo:letter-spacing="normal" fo:font-style="normal" fo:font-weight="normal" officeooo:rsid="0010c970" officeooo:paragraph-rsid="0010c970"/>
    </style:style>
    <style:style style:name="P9" style:family="paragraph" style:parent-style-name="Text_20_body">
      <style:text-properties fo:font-variant="normal" fo:text-transform="none" fo:color="#0066b3" style:font-name="apple-system" fo:font-size="12pt" fo:letter-spacing="normal" fo:font-style="normal" fo:font-weight="normal" officeooo:rsid="00122702" officeooo:paragraph-rsid="00122702"/>
    </style:style>
    <style:style style:name="P10" style:family="paragraph" style:parent-style-name="Text_20_body">
      <style:text-properties fo:font-variant="normal" fo:text-transform="none" fo:color="#0066b3" style:font-name="apple-system" fo:font-size="12pt" fo:letter-spacing="normal" fo:font-style="normal" fo:font-weight="normal" officeooo:rsid="0013e0d4" officeooo:paragraph-rsid="0013e0d4"/>
    </style:style>
    <style:style style:name="P11" style:family="paragraph" style:parent-style-name="Text_20_body">
      <style:text-properties officeooo:paragraph-rsid="0010c970"/>
    </style:style>
    <style:style style:name="P12" style:family="paragraph" style:parent-style-name="Text_20_body">
      <style:text-properties fo:font-variant="normal" fo:text-transform="none" fo:color="#24292e" style:font-name="apple-system" fo:font-size="12pt" fo:letter-spacing="normal" fo:font-style="normal" fo:font-weight="normal" officeooo:rsid="0010c970" officeooo:paragraph-rsid="0010c970" style:font-weight-asian="normal" style:font-weight-complex="normal"/>
    </style:style>
    <style:style style:name="P13" style:family="paragraph" style:parent-style-name="Text_20_body">
      <style:text-properties fo:font-variant="normal" fo:text-transform="none" fo:color="#24292e" style:font-name="apple-system" fo:font-size="12pt" fo:letter-spacing="normal" fo:font-style="normal" fo:font-weight="normal" officeooo:paragraph-rsid="0010c970"/>
    </style:style>
    <style:style style:name="P14" style:family="paragraph" style:parent-style-name="Text_20_body">
      <style:text-properties fo:font-variant="normal" fo:text-transform="none" fo:color="#0066b3" style:font-name="apple-system" fo:font-size="12pt" fo:letter-spacing="normal" fo:font-style="normal" fo:font-weight="normal" officeooo:rsid="0013e0d4" officeooo:paragraph-rsid="0013e0d4"/>
    </style:style>
    <style:style style:name="P15" style:family="paragraph" style:parent-style-name="Text_20_body">
      <style:text-properties fo:font-variant="normal" fo:text-transform="none" fo:color="#0066b3" style:font-name="apple-system" fo:font-size="12pt" fo:letter-spacing="normal" fo:font-style="normal" fo:font-weight="normal" officeooo:rsid="00144387" officeooo:paragraph-rsid="00144387"/>
    </style:style>
    <style:style style:name="T1" style:family="text">
      <style:text-properties officeooo:rsid="0010c970"/>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normal" officeooo:rsid="0010c970"/>
    </style:style>
    <style:style style:name="T4" style:family="text">
      <style:text-properties style:font-weight-asian="normal" style:font-weight-complex="normal"/>
    </style:style>
    <style:style style:name="T5" style:family="text">
      <style:text-properties officeooo:rsid="00122702" style:font-weight-asian="normal" style:font-weight-complex="normal"/>
    </style:style>
    <style:style style:name="T6" style:family="text">
      <style:text-properties officeooo:rsid="00122702"/>
    </style:style>
    <style:style style:name="T7" style:family="text">
      <style:text-properties fo:font-weight="bold" style:font-weight-asian="bold" style:font-weight-complex="bold"/>
    </style:style>
    <style:style style:name="T8" style:family="text">
      <style:text-properties fo:font-weight="bold" officeooo:rsid="0010c970" style:font-weight-asian="bold" style:font-weight-complex="bold"/>
    </style:style>
    <style:style style:name="T9" style:family="text">
      <style:text-properties fo:font-weight="bold" officeooo:rsid="00151c7e" style:font-weight-asian="bold" style:font-weight-complex="bold"/>
    </style:style>
    <style:style style:name="T10" style:family="text">
      <style:text-properties officeooo:rsid="00165b20"/>
    </style:style>
    <style:style style:name="T1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tthew Garton</text:p>
      <text:p text:style-name="P6">General Assembly Boston – DSI</text:p>
      <text:p text:style-name="P6">October 8, 2018</text:p>
      <text:p text:style-name="P1"/>
      <text:p text:style-name="P2"><text:span text:style-name="T8">Capstone Part 3 – </text:span><text:span text:style-name="T9">Progress Report</text:span></text:p>
      <text:p text:style-name="P3"/>
      <text:p text:style-name="P3">Problem Statement:</text:p>
      <text:p text:style-name="P3"/>
      <text:p text:style-name="P5">The goal of my project is to use machine learning techniques to predict price trends in commodity futures markets. The ultimate goal (larger project) is to design a trading strategy (which could be a trading algorithm or simply a tool that a human trader can use) based on, at minimum, historical prices for the particular market. The scope of my capstone will be to build a model that identifies patterns in time series data in order to predict subsequent patterns. </text:p>
      <text:p text:style-name="P5"/>
      <text:p text:style-name="P3">Data: </text:p>
      <text:p text:style-name="P3"/>
      <text:p text:style-name="P5">Daily time series of wheat futures prices from July 1959 to present <text:span text:style-name="T6">(sourced from Quandl API)</text:span>. Contains Open, High, Low, Settle (i.e Close) as well as Volume and Open Interest for each trading day in the sample.</text:p>
      <text:p text:style-name="P5"/>
      <text:p text:style-name="P5">Additionally, I have agricultural reports on Supply and Demand for Wheat (and other commodities) going back to 1960, as well as ‘Commitment of Traders’ reports (which include information about market participants’ positioning) for wheat futures going back to 1986.</text:p>
      <text:p text:style-name="P5"/>
      <text:p text:style-name="P4">Progress Report:</text:p>
      <text:p text:style-name="P3"/>
      <text:p text:style-name="P12">1. Do you have data fully in hand and if not, what blockers are you facing?</text:p>
      <text:p text:style-name="P8"><text:span text:style-name="T4">For the most part, yes. I have time series price data for the market I am analyzing, and it is extremely easy to get price data for any other markets if I decide to analyze others. The major blocker I am facing is </text:span><text:span text:style-name="T5">due to how Quandl prepares the data – there are some anomalies in the data around periods where the ‘front month’ contract rolls into the second month. Long story short, I have an idea how to fix this, but coding it may be time consuming. One set of data I was not able to get was implied volatility and/or option prices. This would be extremely useful – however, as far as I’ve seen, I do not think it is possible to get option data for free.</text:span></text:p>
      <text:p text:style-name="P7"><text:span text:style-name="T1">2. </text:span>Have you done a full EDA on all of your data?</text:p>
      <text:p text:style-name="P9">No (also, what is ‘full’ EDA?). EDA that I have done so far consists of visually looking at the data in a few ways (plots of price, diff, % change, plots with moving averages, plots of autocorrelation and partial autocorrelation), examining summary statistics of the distribution of daily, weekly, monthly, and yearly returns. There are a couple of questions I am still trying to answer through EDA, which I think will help me with my modeling.</text:p>
      <text:p text:style-name="P9"><text:soft-page-break/>1. During a certain span of time, how many upward trends are there? Downward trends? Flat/Range-bound periods? How long do such ‘regimes’ last? During a larger trend, how many smaller ‘sub trends’ are there?</text:p>
      <text:p text:style-name="P9">2. What patterns can I identify in historical data? Is it possible to classify some basic recurring ones?</text:p>
      <text:p text:style-name="P9">3. What is the relationship between price level, price changes, and historical volatility?</text:p>
      <text:p text:style-name="P7"><text:span text:style-name="T1">3. </text:span>Have you begun the modeling process? How accurate are your predictions so far?</text:p>
      <text:p text:style-name="P9">I have not begun the modeling process yet.</text:p>
      <text:p text:style-name="P7"><text:span text:style-name="T1">4. </text:span>What blockers are you facing, including processing power, data acquisition, modeling difficulties, data cleaning, etc.? How can we help you overcome those challenges?</text:p>
      <text:p text:style-name="P10">Data acquisition/cleaning. I have one reasonably-sized data cleaning problem to address. <text:span text:style-name="T10">B</text:span>asically some of my data points are ‘bad’ data, which need to be replaced. I know what source I can use to replace the ‘bad’ data, but I will need to write a function to systematically handle these cases. It’s hard to tell how long this will take.</text:p>
      <text:p text:style-name="P10">Modeling: The biggest problem I’m facing at the moment is that I have so many ideas that I want to try, and I’m having a hard time distilling them into concrete models/workflows. I think I need help with both scoping the problem and with thinking through how to apply my ideas and subject matter knowledge to building a model.</text:p>
      <text:p text:style-name="P11"><text:span text:style-name="T3">5. </text:span><text:span text:style-name="T2">Have you changed topics since your lightning talk? Since you submitted your Problem Statement and EDA? If so, do you have the necessary data in hand (and the requisite EDA completed) to continue moving forward?</text:span></text:p>
      <text:p text:style-name="P10">I believe I have answered these questions above. My problem statement is summarized above, as well as my data. I am in the middle of my EDA at the moment, and thinking about how to go about modeling.</text:p>
      <text:p text:style-name="P11"><text:span text:style-name="T3">6. </text:span><text:span text:style-name="T2">What is your timeline for the next week and a half? What do you </text:span><text:span text:style-name="Emphasis"><text:span text:style-name="T2">have</text:span></text:span><text:span text:style-name="T2"> to get done versus what would you </text:span><text:span text:style-name="Emphasis"><text:span text:style-name="T2">like</text:span></text:span><text:span text:style-name="T2"> to get done?</text:span></text:p>
      <text:p text:style-name="P10">My goals:</text:p>
      <text:p text:style-name="P10">Wednesday: Have my fully prepared dataset, and all of my basic EDA (everything I have thought of doing so far) done.</text:p>
      <text:p text:style-name="P10">Friday: I’d like to have at least a couple of basic models buil<text:span text:style-name="T10">t</text:span>, run and assessed by EOD Friday, so that I can spend the next week being creative and trying to imrove.</text:p>
      <text:p text:style-name="P10"><text:soft-page-break/>Next Wednesday: I’d like to be close to my final model and ready to start putting my report/presentation together</text:p>
      <text:p text:style-name="P10">Next Friday: Have a finished product.</text:p>
      <text:p text:style-name="P15"><text:span text:style-name="T11">Have to get done</text:span>: Model which predicts whether prices will be in an upward trend, downward trend, or in a sideways range over a defined future time period. The model should provide a probability to each.</text:p>
      <text:p text:style-name="P15"><text:span text:style-name="T11">Like to get done</text:span>: Model which can predict regimes, like above, and suggest a trading strategy based on the prediction. I’d like to try incorporating other data, such as supply and demand, positioning, and weather. Time permitting, I’d also like to extend the model to be able to predict markets other than Wheat (then a real stretch would be to examine the ‘trading strategy’ in context of a portfolio – how is the strategy correlated to the S&amp;P? To the other strategies? Etc.)</text:p>
      <text:p text:style-name="P11"><text:span text:style-name="T3">7. </text:span><text:span text:style-name="T2">What topics do you want to discuss during your 1:1?</text:span></text:p>
      <text:p text:style-name="P15">1. First and foremost – <text:span text:style-name="T7">modeling</text:span>. As I said above, I have a ton of ideas – this is a topic I’m extremely excited about, and something I’ve spent a LOT of time thinking/reading about. I’m having a hard time wrangling all of my ideas into a concrete model and need some help framing the project so I stay on track.</text:p>
      <text:p text:style-name="P15">Specifically, I’m very interested in pursuing two particular approaches:</text:p>
      <text:p text:style-name="P15">a) Symbolic Aggregation Approximation (SAX) – I read about this in a paper on time series pattern recognition, and it represented exactly what I had been imagining (translating the the time series to a format that’s easier to work with, from a ML perspective).</text:p>
      <text:p text:style-name="P15">b) Recurrent Neural Networks – this is a new one, but it sounds like exactly what I’m trying to do, which is predict ‘what comes next?’ in a time series given the preceding pattern. It seems like something I at least need to try..</text:p>
      <text:p text:style-name="P15">2. <text:span text:style-name="T7">EDA</text:span> – I’d like to do some Monte Carlo simulations as part of my EDA (I think it would be helpful if I could analyze hypothetical prices as well as historical ones). I’d like some help understanding how to go about this.</text:p>
      <text:p text:style-name="P15">3. <text:span text:style-name="T7">Framing</text:span> – related to modeling: how exactly am I going to assess my model? What specifically am I looking to predict, and how will I define success? Given that the goal is ultimately to build a trading strategy, I’d love to be able to add in a hypothetical trading results component to this.</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0:07:19.919393830</meta:creation-date>
    <dc:date>2018-10-09T08:18:39.338636098</dc:date>
    <meta:editing-duration>PT1H51M11S</meta:editing-duration>
    <meta:editing-cycles>7</meta:editing-cycles>
    <meta:generator>LibreOffice/6.0.3.2$Linux_X86_64 LibreOffice_project/00m0$Build-2</meta:generator>
    <meta:document-statistic meta:table-count="0" meta:image-count="0" meta:object-count="0" meta:page-count="3" meta:paragraph-count="39" meta:word-count="1195" meta:character-count="6755" meta:non-whitespace-character-count="5586"/>
  </office:meta>
</office:document-meta>
</file>